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5A000002CEEEC308B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2.8228in" fo:margin-right="0in" fo:text-indent="0in" style:auto-text-indent="false">
        <style:tab-stops>
          <style:tab-stop style:position="2.9898in"/>
        </style:tab-stops>
      </style:paragraph-properties>
    </style:style>
    <style:style style:name="P2" style:family="paragraph" style:parent-style-name="Standard">
      <style:paragraph-properties fo:margin-left="2.8228in" fo:margin-right="0in" fo:text-indent="0in" style:auto-text-indent="false">
        <style:tab-stops>
          <style:tab-stop style:position="2.9898in"/>
        </style:tab-stops>
      </style:paragraph-properties>
    </style:style>
    <style:style style:name="P3" style:family="paragraph" style:parent-style-name="Standard">
      <style:paragraph-properties fo:margin-left="0.4272in" fo:margin-right="0in" fo:text-indent="0in" style:auto-text-indent="false"/>
    </style:style>
    <style:style style:name="P4" style:family="paragraph" style:parent-style-name="Standard">
      <style:paragraph-properties fo:margin-left="0.6457in" fo:margin-right="0in" fo:text-indent="0in" style:auto-text-indent="false"/>
    </style:style>
    <style:style style:name="P5" style:family="paragraph" style:parent-style-name="Standard">
      <style:paragraph-properties fo:margin-left="0.6563in" fo:margin-right="0in" fo:text-indent="0in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ristofer Occhipinti</text:p>
      <text:p text:style-name="P4">P.O. Box 111466</text:p>
      <text:p text:style-name="P5">Naples, FL 34108</text:p>
      <text:p text:style-name="Standard"/>
      <text:p text:style-name="Standard"/>
      <text:p text:style-name="Standard"/>
      <text:p text:style-name="P3"/>
      <text:p text:style-name="P1"><draw:frame draw:style-name="fr1" draw:name="graphics1" text:anchor-type="paragraph" svg:x="6.2819in" svg:y="0.0665in" svg:width="1.5902in" svg:height="1.1335in" draw:z-index="0"><draw:image xlink:href="Pictures/100002010000035A000002CEEEC308B0.png" xlink:type="simple" xlink:show="embed" xlink:actuate="onLoad"/></draw:frame> <text:s text:c="3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9.5in" fo:page-height="4.125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talx1000 </meta:initial-creator>
    <meta:creation-date>2012-01-11T18:18:38</meta:creation-date>
    <meta:printed-by>Metalx1000 </meta:printed-by>
    <meta:print-date>2012-01-18T10:08:54</meta:print-date>
    <dc:date>2012-01-18T10:08:59</dc:date>
    <dc:creator>Metalx1000 </dc:creator>
    <meta:editing-duration>PT1H28M54S</meta:editing-duration>
    <meta:editing-cycles>5</meta:editing-cycles>
    <meta:generator>LibreOffice/3.3$Unix LibreOffice_project/330m19$Build-401</meta:generator>
    <meta:document-statistic meta:table-count="0" meta:image-count="1" meta:object-count="0" meta:page-count="1" meta:paragraph-count="4" meta:word-count="8" meta:character-count="55"/>
  </office:meta>
</office:document-meta>
</file>